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text:tab/>Source: 141.195.226.61<text:tab/>Port: 80</text:p>
      <text:p text:style-name="Standard"/>
      <text:p text:style-name="Standard">2.<text:tab/>Destination: 128.119.245.12<text:tab/>Port: 80</text:p>
      <text:p text:style-name="Standard"/>
      <text:p text:style-name="Standard">3.<text:tab/>Skip</text:p>
      <text:p text:style-name="Standard"/>
      <text:p text:style-name="Standard">4.<text:tab/>The sequence number is 0.</text:p>
      <text:p text:style-name="Standard"/>
      <text:p text:style-name="Standard">5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CS381<text:tab/>Lab5 Part1 and Part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0-16T13:41:45</meta:creation-date>
    <dc:date>2012-10-16T14:44:50</dc:date>
    <dc:creator>Braden Licastro</dc:creator>
    <meta:editing-duration>PT47M5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6" meta:word-count="26" meta:character-count="153" meta:non-whitespace-character-count="132"/>
  </office:meta>
</office:document-meta>
</file>